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rsid="0019cdf5" officeooo:paragraph-rsid="0019cdf5" style:font-size-asian="14pt" style:font-size-complex="14pt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text-align="center" style:justify-single-word="false" fo:orphans="2" fo:widows="2" fo:text-indent="0cm" style:auto-text-indent="false"/>
      <style:text-properties officeooo:paragraph-rsid="0019cdf5"/>
    </style:style>
    <style:style style:name="P5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7" style:family="paragraph" style:parent-style-name="Heading_20_3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color="#000000" loext:opacity="100%" style:font-name="Times New Roman" fo:font-weight="bold" officeooo:paragraph-rsid="0019cdf5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style:text-line-through-style="none" style:text-line-through-type="none" fo:font-size="14pt" fo:letter-spacing="normal" fo:language="en" fo:country="US" fo:font-style="normal" style:text-underline-style="none" officeooo:rsid="0019cdf5" style:text-blinking="false" fo:background-color="transparent" loext:char-shading-value="0" style:font-size-asian="14pt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font-style="normal" fo:font-weight="bold" officeooo:rsid="0019cdf5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Times New Roman" fo:language="en" fo:country="US" fo:font-weight="bold" officeooo:rsid="001d6855" style:font-weight-asian="bold" style:font-weight-complex="bold"/>
    </style:style>
    <style:style style:name="T6" style:family="text">
      <style:text-properties fo:color="#000000" loext:opacity="100%" style:font-name="Times New Roman" fo:language="ru" fo:country="RU" style:text-underline-style="none" fo:font-weight="bold" officeooo:rsid="0019cdf5" style:font-weight-asian="bold" style:font-weight-complex="bold"/>
    </style:style>
    <style:style style:name="T7" style:family="text">
      <style:text-properties fo:color="#000000" loext:opacity="100%" style:font-name="Times New Roman" fo:language="ru" fo:country="RU" style:text-underline-style="none" fo:font-weight="bold" officeooo:rsid="001d6855" style:font-weight-asian="bold" style:font-weight-complex="bold"/>
    </style:style>
    <style:style style:name="T8" style:family="text">
      <style:text-properties fo:color="#000000" loext:opacity="100%" style:font-name="Times New Roman" fo:language="ru" fo:country="RU" fo:font-weight="bold" officeooo:rsid="001d6855" style:font-weight-asian="bold" style:font-weight-complex="bold"/>
    </style:style>
    <style:style style:name="T9" style:family="text">
      <style:text-properties fo:color="#000000" loext:opacity="100%" style:font-name="Times New Roman" fo:font-weight="bold" style:font-weight-asian="bold" style:font-weight-complex="bold"/>
    </style:style>
    <style:style style:name="T10" style:family="text">
      <style:text-properties fo:color="#000000" loext:opacity="100%" style:font-name="Times New Roman" fo:font-weight="bold" officeooo:rsid="0019cdf5" style:font-weight-asian="bold" style:font-weight-complex="bold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weight="bold" officeooo:rsid="001b963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/>
      <text:h text:style-name="P3" text:outline-level="3"><text:span text:style-name="T12">Д</text:span><text:span text:style-name="T11">и</text:span><text:span text:style-name="T9">пломный проект</text:span><text:span text:style-name="T10">: «</text:span><text:span text:style-name="T8">П</text:span><text:span text:style-name="T6">рограмм</text:span><text:span text:style-name="T7">а</text:span><text:span text:style-name="T6"> для работы с сетевыми устройствами»</text:span></text:h>
      <text:p text:style-name="P8"/>
      <text:p text:style-name="P4"><text:span text:style-name="Emphasis"><text:span text:style-name="T4">Содержание</text:span></text:span></text:p>
      <text:p text:style-name="P6"><text:span text:style-name="Emphasis"><text:span text:style-name="T3">Введение (2-3 стр)</text:span></text:span></text:p>
      <text:p text:style-name="P2">Почему выбрана данная тема</text:p>
      <text:p text:style-name="P2">Инструменты использования</text:p>
      <text:p text:style-name="P2">Описание рабочего функционала</text:p>
      <text:p text:style-name="P6"><text:span text:style-name="Emphasis"><text:span text:style-name="T3">Заключение (~ 4 стр)</text:span></text:span></text:p>
      <text:p text:style-name="P6"><text:span text:style-name="Emphasis"><text:span text:style-name="T3">Список используемой литературы</text:span></text:span></text:p>
      <text:p text:style-name="P9"><text:span text:style-name="Emphasis"/>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2:05:46.087000000</meta:creation-date>
    <dc:date>2023-10-01T22:41:31.943000000</dc:date>
    <meta:editing-duration>PT23M5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8" meta:word-count="28" meta:character-count="222" meta:non-whitespace-character-count="202"/>
  </office:meta>
</office:document-meta>
</file>